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 Garamond Medium" svg:font-family="'Cormorant Garamond Medium'" style:font-adornments="Medium" style:font-pitch="variable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Cormorant SC SemiBold" svg:font-family="'Cormorant SC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Cormorant Garamond SemiBold" fo:font-size="15pt" officeooo:rsid="0013f889" officeooo:paragraph-rsid="0015948c" style:font-size-asian="15pt" style:font-size-complex="15pt"/>
    </style:style>
    <style:style style:name="P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rmorant Garamond SemiBold" fo:font-size="9.30000019073486pt" fo:letter-spacing="0.0071in" fo:font-style="italic" fo:font-weight="normal" officeooo:rsid="0013f889" officeooo:paragraph-rsid="0015948c" style:font-size-asian="9.30000019073486pt" style:font-style-asian="italic" style:font-weight-asian="normal" style:font-size-complex="9.30000019073486pt" style:font-style-complex="italic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margin-top="0.0402in" fo:margin-bottom="0in" loext:contextual-spacing="false" fo:line-height="115%" fo:orphans="2" fo:widows="2" fo:text-indent="0in" style:auto-text-indent="false"/>
      <style:text-properties fo:font-variant="normal" fo:text-transform="none" fo:color="#000000" style:font-name="Cormorant" fo:font-size="14pt" fo:letter-spacing="normal" fo:font-style="normal" fo:font-weight="normal"/>
    </style:style>
    <style:style style:name="P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Cormorant Garamond SemiBold" fo:font-size="8pt" fo:letter-spacing="normal" fo:font-style="normal" fo:font-weight="bold" officeooo:rsid="0013f889" officeooo:paragraph-rsid="0015948c" style:font-size-asian="7pt" style:font-style-asian="normal" style:font-weight-asian="bold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normal" fo:text-transform="none" fo:color="#000000" style:font-name="Cormorant Medium" fo:font-size="14pt" fo:letter-spacing="normal" fo:font-style="normal" fo:font-weight="normal" officeooo:paragraph-rsid="0015948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rmorant SC SemiBold" fo:font-weight="normal" style:font-weight-asian="normal" style:font-weight-complex="normal"/>
    </style:style>
    <style:style style:name="T3" style:family="text">
      <style:text-properties style:font-name="Cormorant SC SemiBold" fo:font-weight="normal" officeooo:rsid="0015948c" style:font-weight-asian="normal" style:font-weight-complex="normal"/>
    </style:style>
    <style:style style:name="T4" style:family="text">
      <style:text-properties style:font-name="Cormorant SC SemiBold" fo:font-weight="normal" officeooo:rsid="001c0091" style:font-weight-asian="normal" style:font-weight-complex="normal"/>
    </style:style>
    <style:style style:name="T5" style:family="text">
      <style:text-properties style:font-name="Cormorant SC SemiBold" fo:font-weight="normal" officeooo:rsid="002cee72" style:font-weight-asian="normal" style:font-weight-complex="normal"/>
    </style:style>
    <style:style style:name="T6" style:family="text">
      <style:text-properties fo:font-weight="bold" loext:padding="0in" loext:border="none"/>
    </style:style>
    <style:style style:name="T7" style:family="text">
      <style:text-properties fo:font-style="italic" loext:padding="0in" loext:border="none"/>
    </style:style>
    <style:style style:name="T8" style:family="text">
      <style:text-properties fo:font-size="10pt" loext:padding="0in" loext:border="none"/>
    </style:style>
    <style:style style:name="T9" style:family="text">
      <style:text-properties officeooo:rsid="00237f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OP </text:span><text:span text:style-name="T3">1</text:span><text:span text:style-name="T5">87 </text:span><text:span text:style-name="T2">MOST USED WORDS IN RUSSIAN WITH THEIR TRANSLATION</text:span><text:span text:style-name="T1">.</text:span></text:p>
      <text:p text:style-name="P5"/>
      <text:p text:style-name="P2"><text:span text:style-name="T9">By </text:span>RONALDO DAVID GOMES GLIGAN.</text:p>
      <text:p text:style-name="P6"/>
      <text:p text:style-name="P6"/>
      <text:p text:style-name="P4"><text:span text:style-name="T8">#1</text:span> <text:span text:style-name="T6">и</text:span>. <text:span text:style-name="T7">conj.</text:span> — and, though.</text:p>
      <text:p text:style-name="P3"><text:span text:style-name="T8">#2</text:span> <text:span text:style-name="T6">на</text:span>. <text:span text:style-name="T7">prep.</text:span> — on, it, at, to.</text:p>
      <text:p text:style-name="P3"><text:span text:style-name="T8">#3</text:span> <text:span text:style-name="T6">я</text:span>. <text:span text:style-name="T7">pron.</text:span> — I.</text:p>
      <text:p text:style-name="P3"><text:span text:style-name="T8">#4</text:span> <text:span text:style-name="T6">что</text:span>. <text:span text:style-name="T7">conj., pron.</text:span> — what, that, why.</text:p>
      <text:p text:style-name="P3"><text:span text:style-name="T8">#5</text:span> <text:span text:style-name="T6">тот</text:span>. <text:span text:style-name="T7">adj., pron.</text:span> — that.</text:p>
      <text:p text:style-name="P3"><text:span text:style-name="T8">#6</text:span> <text:span text:style-name="T6">с</text:span>. <text:span text:style-name="T7">prep.</text:span> — with, and, from, of.</text:p>
      <text:p text:style-name="P3"><text:span text:style-name="T8">#7</text:span> <text:span text:style-name="T6">а</text:span>. <text:span text:style-name="T7">conj.</text:span> — while, and, but.</text:p>
      <text:p text:style-name="P3"><text:span text:style-name="T8">#8</text:span> <text:span text:style-name="T6">весь</text:span>. <text:span text:style-name="T7">pron., n.</text:span> — all, everything.</text:p>
      <text:p text:style-name="P3"><text:span text:style-name="T8">#9</text:span> <text:span text:style-name="T6">это</text:span>. <text:span text:style-name="T7">pron.</text:span> — that, this, it.</text:p>
      <text:p text:style-name="P3"><text:span text:style-name="T8">#10</text:span> <text:span text:style-name="T6">как</text:span>. <text:span text:style-name="T7">adv., conj.</text:span> — how, what, as, like.</text:p>
      <text:p text:style-name="P3"><text:span text:style-name="T8">#11</text:span> <text:span text:style-name="T6">она</text:span>. <text:span text:style-name="T7">pron.</text:span> — she.</text:p>
      <text:p text:style-name="P3"><text:span text:style-name="T8">#12</text:span> <text:span text:style-name="T6">по</text:span>. <text:span text:style-name="T7">prep.</text:span> — on, along, by.</text:p>
      <text:p text:style-name="P3"><text:span text:style-name="T8">#13</text:span> <text:span text:style-name="T6">но</text:span>. <text:span text:style-name="T7">conj., n.</text:span> — but.</text:p>
      <text:p text:style-name="P3"><text:span text:style-name="T8">#14</text:span> <text:span text:style-name="T6">они</text:span>. <text:span text:style-name="T7">pron.</text:span> — they.</text:p>
      <text:p text:style-name="P3"><text:span text:style-name="T8">#15</text:span> <text:span text:style-name="T6">к</text:span>. <text:span text:style-name="T7">prep.</text:span> — to, for, by.</text:p>
      <text:p text:style-name="P3"><text:span text:style-name="T8">#16</text:span> <text:span text:style-name="T6">быть</text:span>. <text:span text:style-name="T7">vb.</text:span> — to be.</text:p>
      <text:p text:style-name="P3"><text:span text:style-name="T8">#17</text:span> <text:span text:style-name="T6">ты</text:span>. <text:span text:style-name="T7">pron.</text:span> — you, thou.</text:p>
      <text:p text:style-name="P3"><text:span text:style-name="T8">#18</text:span> <text:span text:style-name="T6">из</text:span>. <text:span text:style-name="T7">prep.</text:span> — from, of, in.</text:p>
      <text:p text:style-name="P3"><text:span text:style-name="T8">#19</text:span> <text:span text:style-name="T6">мы</text:span>. <text:span text:style-name="T7">pron.</text:span> — we.</text:p>
      <text:p text:style-name="P3"><text:span text:style-name="T8">#20</text:span> <text:span text:style-name="T6">за</text:span>. <text:span text:style-name="T7">prep.</text:span> — behind, over, at, after.</text:p>
      <text:p text:style-name="P3"><text:span text:style-name="T8">#21</text:span> <text:span text:style-name="T6">вы</text:span>. <text:span text:style-name="T7">pron.</text:span> — you.</text:p>
      <text:p text:style-name="P3"><text:span text:style-name="T8">#22</text:span> <text:span text:style-name="T6">так</text:span>. <text:span text:style-name="T7">adv.</text:span> — so, thus, then.</text:p>
      <text:p text:style-name="P3"><text:span text:style-name="T8">#23</text:span> <text:span text:style-name="T6">же</text:span>. <text:span text:style-name="T7">conj, particle.</text:span> — and, as for, but, same.</text:p>
      <text:p text:style-name="P3"><text:span text:style-name="T8">#24</text:span> <text:span text:style-name="T6">от</text:span>. <text:span text:style-name="T7">prep.</text:span> — from, of, for.</text:p>
      <text:p text:style-name="P3"><text:span text:style-name="T8">#25</text:span> <text:span text:style-name="T6">сказать</text:span>. <text:span text:style-name="T7">vb.</text:span> — to say, to speak.</text:p>
      <text:p text:style-name="P3"><text:span text:style-name="T8">#26</text:span> <text:span text:style-name="T6">этот</text:span>. <text:span text:style-name="T7">pron.</text:span> — this.</text:p>
      <text:p text:style-name="P3"><text:span text:style-name="T8">#27</text:span> <text:span text:style-name="T6">мочь</text:span>. <text:span text:style-name="T7">vb.</text:span> — be able.</text:p>
      <text:p text:style-name="P3"><text:span text:style-name="T8">#28</text:span> <text:span text:style-name="T6">человек</text:span>. <text:span text:style-name="T7">n.</text:span> — man, person.</text:p>
      <text:p text:style-name="P3"><text:span text:style-name="T8">#29</text:span> <text:span text:style-name="T6">не</text:span>. <text:span text:style-name="T7">particle.</text:span> — not.</text:p>
      <text:p text:style-name="P3"><text:span text:style-name="T8">#30</text:span> <text:span text:style-name="T6">он</text:span>. <text:span text:style-name="T7">pron.</text:span> — he.</text:p>
      <text:p text:style-name="P3"><text:span text:style-name="T8">#31</text:span> <text:span text:style-name="T6">ещё</text:span>. <text:span text:style-name="T7">adv.</text:span> — still, yet.</text:p>
      <text:p text:style-name="P3"><text:span text:style-name="T8">#32</text:span> <text:span text:style-name="T6">бы</text:span>. <text:span text:style-name="T7">particle.</text:span> — would.</text:p>
      <text:p text:style-name="P3"><text:span text:style-name="T8">#33</text:span> <text:span text:style-name="T6">такой</text:span>. <text:span text:style-name="T7">pron.</text:span> — such, so, some.</text:p>
      <text:p text:style-name="P3"><text:span text:style-name="T8">#34</text:span> <text:span text:style-name="T6">только</text:span>. <text:span text:style-name="T7">adv., conj.</text:span> — only, merely, but.</text:p>
      <text:p text:style-name="P3"><text:span text:style-name="T8">#35</text:span> <text:span text:style-name="T6">себя</text:span>. <text:span text:style-name="T7">pron., particle.</text:span> — myself, himself, herself.</text:p>
      <text:p text:style-name="P3"><text:span text:style-name="T8">#36</text:span> <text:span text:style-name="T6">своё</text:span>. <text:span text:style-name="T7">pron., n.</text:span> — one’s own, my, our.</text:p>
      <text:p text:style-name="P3"><text:span text:style-name="T8">#37</text:span> <text:span text:style-name="T6">какой</text:span>. <text:span text:style-name="T7">pron.</text:span> — what, which, how.</text:p>
      <text:p text:style-name="P3"><text:span text:style-name="T8">#38</text:span> <text:span text:style-name="T6">когда</text:span>. <text:span text:style-name="T7">adv., conj.</text:span> — when, while, as.</text:p>
      <text:p text:style-name="P3"><text:span text:style-name="T8">#39</text:span> <text:span text:style-name="T6">уже</text:span>. <text:span text:style-name="T7">adv.</text:span> — already, by now.</text:p>
      <text:p text:style-name="P3"><text:span text:style-name="T8">#40</text:span> <text:span text:style-name="T6">для</text:span>. <text:span text:style-name="T7">prep.</text:span> — for, to.</text:p>
      <text:p text:style-name="P3"><text:span text:style-name="T8">#41</text:span> <text:span text:style-name="T6">кто</text:span>. <text:span text:style-name="T7">pron.</text:span> — who, that, some.</text:p>
      <text:p text:style-name="P3"><text:span text:style-name="T8">#42</text:span> <text:span text:style-name="T6">да</text:span>. <text:span text:style-name="T7">conj., particle.</text:span> — yes, but.</text:p>
      <text:p text:style-name="P3"><text:span text:style-name="T8">#43</text:span> <text:span text:style-name="T6">говорить</text:span>. <text:span text:style-name="T7">vb.</text:span> — to say, to tell, to speak.</text:p>
      <text:p text:style-name="P3"><text:span text:style-name="T8">#44</text:span> <text:span text:style-name="T6">год</text:span>. <text:span text:style-name="T7">n.</text:span> — year.</text:p>
      <text:p text:style-name="P3"><text:span text:style-name="T8">#45</text:span> <text:span text:style-name="T6">знать</text:span>. <text:span text:style-name="T7">vb.</text:span> — to know, be aware.</text:p>
      <text:p text:style-name="P3"><text:span text:style-name="T8">#46</text:span> <text:span text:style-name="T6">мой</text:span>. <text:span text:style-name="T7">pron.</text:span> — my, mine.</text:p>
      <text:p text:style-name="P3"><text:span text:style-name="T8">#47</text:span> <text:span text:style-name="T6">один</text:span>. <text:span text:style-name="T7">cardinal number, pron.</text:span> — one, some, alone.</text:p>
      <text:p text:style-name="P3"><text:span text:style-name="T8">#48</text:span> <text:span text:style-name="T6">в</text:span>. <text:span text:style-name="T7">prep.</text:span> — in, at.</text:p>
      <text:p text:style-name="P3"><text:span text:style-name="T8">#49</text:span> <text:span text:style-name="T6">который</text:span>. <text:span text:style-name="T7">pron.</text:span> — which, who, that.</text:p>
      <text:p text:style-name="P3"><text:span text:style-name="T8">#50</text:span> <text:span text:style-name="T6">до</text:span>. <text:span text:style-name="T7">prep.</text:span> — to, up to, about, before.</text:p>
      <text:p text:style-name="P3"><text:span text:style-name="T8">#51</text:span> <text:span text:style-name="T6">или</text:span>. <text:span text:style-name="T7">conj.</text:span> — or.</text:p>
      <text:p text:style-name="P3"><text:span text:style-name="T8">#52</text:span> <text:span text:style-name="T6">если</text:span>. <text:span text:style-name="T7">conj.</text:span> — if.</text:p>
      <text:p text:style-name="P3"><text:span text:style-name="T8">#53</text:span> <text:span text:style-name="T6">о</text:span>. <text:span text:style-name="T7">prep.</text:span> — of, about, against.</text:p>
      <text:p text:style-name="P3"><text:span text:style-name="T8">#54</text:span> <text:span text:style-name="T6">у</text:span>. <text:span text:style-name="T7">prep.</text:span> — by, with, of.</text:p>
      <text:p text:style-name="P3"><text:span text:style-name="T8">#55</text:span> <text:span text:style-name="T6">нет</text:span>. <text:span text:style-name="T7">negation</text:span> — no, not, but.</text:p>
      <text:p text:style-name="P3"><text:span text:style-name="T8">#56</text:span> <text:span text:style-name="T6">время</text:span>. <text:span text:style-name="T7">n.</text:span> — time, season.</text:p>
      <text:p text:style-name="P3"><text:span text:style-name="T8">#57</text:span> <text:span text:style-name="T6">рука</text:span>. <text:span text:style-name="T7">n.</text:span> — hand, arm.</text:p>
      <text:p text:style-name="P3"><text:span text:style-name="T8">#58</text:span> <text:span text:style-name="T6">стать</text:span>. <text:span text:style-name="T7">vb.</text:span> — to become, begin, come.</text:p>
      <text:p text:style-name="P3"><text:span text:style-name="T8">#59</text:span> <text:span text:style-name="T6">большой</text:span>. <text:span text:style-name="T7">adj.</text:span> — big, large, important.</text:p>
      <text:p text:style-name="P3"><text:span text:style-name="T8">#60</text:span> <text:span text:style-name="T6">ни</text:span>. <text:span text:style-name="T7">conj, particle.</text:span> — not a, not, neither… nor.</text:p>
      <text:p text:style-name="P3"><text:span text:style-name="T8">#61</text:span> <text:span text:style-name="T6">другой</text:span>. <text:span text:style-name="T7">pron.</text:span> — other, another, different.</text:p>
      <text:p text:style-name="P3"><text:span text:style-name="T8">#62</text:span> <text:span text:style-name="T6">наш</text:span>. <text:span text:style-name="T7">pron.</text:span> — our, ours.</text:p>
      <text:p text:style-name="P3"><text:span text:style-name="T8">#63</text:span> <text:span text:style-name="T6">свой</text:span>. <text:span text:style-name="T7">pron.</text:span> — my, our, your.</text:p>
      <text:p text:style-name="P3"><text:span text:style-name="T8">#64</text:span> <text:span text:style-name="T6">ну</text:span>. <text:span text:style-name="T7">interj, particle.</text:span> — now, right, well, come on.</text:p>
      <text:p text:style-name="P3"><text:span text:style-name="T8">#65</text:span> <text:span text:style-name="T6">под</text:span>. <text:span text:style-name="T7">prep.</text:span> — under, for, towards, to.</text:p>
      <text:p text:style-name="P3"><text:span text:style-name="T8">#66</text:span> <text:span text:style-name="T6">где</text:span>. <text:span text:style-name="T7">adv.</text:span> — where.</text:p>
      <text:p text:style-name="P3"><text:span text:style-name="T8">#67</text:span> <text:span text:style-name="T6">дело</text:span>. <text:span text:style-name="T7">n.</text:span> — business, affair, matter.</text:p>
      <text:p text:style-name="P3"><text:span text:style-name="T8">#68</text:span> <text:span text:style-name="T6">есть</text:span>. <text:span text:style-name="T7">vb.</text:span> — to eat, to be.</text:p>
      <text:p text:style-name="P3"><text:span text:style-name="T8">#69</text:span> <text:span text:style-name="T6">сам</text:span>. <text:span text:style-name="T7">pron.</text:span> — myself, yourself.</text:p>
      <text:p text:style-name="P3"><text:span text:style-name="T8">#70</text:span> <text:span text:style-name="T6">самый</text:span>. <text:span text:style-name="T7">pron.</text:span> — most, the very, the same.</text:p>
      <text:p text:style-name="P3"><text:span text:style-name="T8">#71</text:span> <text:span text:style-name="T6">чтобы</text:span>. <text:span text:style-name="T7">conj., particle.</text:span> — that, in order that.</text:p>
      <text:p text:style-name="P3"><text:span text:style-name="T8">#72</text:span> <text:span text:style-name="T6">два</text:span>. <text:span text:style-name="T7">cardinal number</text:span> — two.</text:p>
      <text:p text:style-name="P3"><text:span text:style-name="T8">#73</text:span> <text:span text:style-name="T6">там</text:span>. <text:span text:style-name="T7">adv.</text:span> — there, then.</text:p>
      <text:p text:style-name="P3"><text:span text:style-name="T8">#74</text:span> <text:span text:style-name="T6">чем</text:span>. <text:span text:style-name="T7">conj., particle.</text:span> — than; instead of.</text:p>
      <text:p text:style-name="P3"><text:span text:style-name="T8">#75</text:span> <text:span text:style-name="T6">глаз</text:span>. <text:span text:style-name="T7">n.</text:span> — eye; sight.</text:p>
      <text:p text:style-name="P3"><text:span text:style-name="T8">#76</text:span> <text:span text:style-name="T6">даже</text:span>. <text:span text:style-name="T7">particle.</text:span> — even.</text:p>
      <text:p text:style-name="P3"><text:span text:style-name="T8">#77</text:span> <text:span text:style-name="T6">первый</text:span>. <text:span text:style-name="T7">adj., number</text:span> — first, front, former.</text:p>
      <text:p text:style-name="P3"><text:span text:style-name="T8">#78</text:span> <text:span text:style-name="T6">день</text:span>. <text:span text:style-name="T7">n.</text:span> — day.</text:p>
      <text:p text:style-name="P3"><text:span text:style-name="T8">#79</text:span> <text:span text:style-name="T6">тут</text:span>. <text:span text:style-name="T7">adv.</text:span> — here, now, then.</text:p>
      <text:p text:style-name="P3"><text:span text:style-name="T8">#80</text:span> <text:span text:style-name="T6">во</text:span>. <text:span text:style-name="T7">prep., particle.</text:span> — in, at; super, exactly.</text:p>
      <text:p text:style-name="P3"><text:span text:style-name="T8">#81</text:span> <text:span text:style-name="T6">ничто</text:span>. <text:span text:style-name="T7">pron.</text:span> — nothing.</text:p>
      <text:p text:style-name="P3"><text:span text:style-name="T8">#82</text:span> <text:span text:style-name="T6">потом</text:span>. <text:span text:style-name="T7">adv.</text:span> — afterwards, then.</text:p>
      <text:p text:style-name="P3"><text:span text:style-name="T8">#83</text:span> <text:span text:style-name="T6">очень</text:span>. <text:span text:style-name="T7">adv.</text:span> — very.</text:p>
      <text:p text:style-name="P3"><text:span text:style-name="T8">#84</text:span> <text:span text:style-name="T6">со</text:span>. <text:span text:style-name="T7">prep.</text:span> — with.</text:p>
      <text:p text:style-name="P3"><text:span text:style-name="T8">#85</text:span> <text:span text:style-name="T6">хотеть</text:span>. <text:span text:style-name="T7">vb.</text:span> — to want, like.</text:p>
      <text:p text:style-name="P3"><text:span text:style-name="T8">#86</text:span> <text:span text:style-name="T6">ли</text:span>. <text:span text:style-name="T7">conj., particle.</text:span> — whether, if.</text:p>
      <text:p text:style-name="P3"><text:span text:style-name="T8">#87</text:span> <text:span text:style-name="T6">при</text:span>. <text:span text:style-name="T7">prep.</text:span> — attached to, in the presence of, by, about.</text:p>
      <text:p text:style-name="P3"><text:span text:style-name="T8">#88</text:span> <text:span text:style-name="T6">голова</text:span>. <text:span text:style-name="T7">n.</text:span> — head, mind, brains.</text:p>
      <text:p text:style-name="P3"><text:span text:style-name="T8">#89</text:span> <text:span text:style-name="T6">вот</text:span>. <text:span text:style-name="T7">particle.</text:span> — here, there, this is, that’s.</text:p>
      <text:p text:style-name="P3"><text:span text:style-name="T8">#90</text:span> <text:span text:style-name="T6">без</text:span>. <text:span text:style-name="T7">prep.</text:span> — without.</text:p>
      <text:p text:style-name="P3"><text:span text:style-name="T8">#91</text:span> <text:span text:style-name="T6">видеть</text:span>. <text:span text:style-name="T7">vb.</text:span> — to see.</text:p>
      <text:p text:style-name="P3"><text:span text:style-name="T8">#92</text:span> <text:span text:style-name="T6">идти</text:span>. <text:span text:style-name="T7">vb.</text:span> — to go, come.</text:p>
      <text:p text:style-name="P3"><text:span text:style-name="T8">#93</text:span> <text:span text:style-name="T6">теперь</text:span>. <text:span text:style-name="T7">adv.</text:span> — now, nowadays.</text:p>
      <text:p text:style-name="P3"><text:span text:style-name="T8">#94</text:span> <text:span text:style-name="T6">тоже</text:span>. <text:span text:style-name="T7">adv.</text:span> — also, as well, too.</text:p>
      <text:p text:style-name="P3"><text:soft-page-break/><text:span text:style-name="T8">#95</text:span> <text:span text:style-name="T6">стоять</text:span>. <text:span text:style-name="T7">vb.</text:span> — to stand, be, stand up.</text:p>
      <text:p text:style-name="P3"><text:span text:style-name="T8">#96</text:span> <text:span text:style-name="T6">друг</text:span>. <text:span text:style-name="T7">n.</text:span> — friend.</text:p>
      <text:p text:style-name="P3"><text:span text:style-name="T8">#97</text:span> <text:span text:style-name="T6">дом</text:span>. <text:span text:style-name="T7">n.</text:span> — house, home.</text:p>
      <text:p text:style-name="P3"><text:span text:style-name="T8">#98</text:span> <text:span text:style-name="T6">раз</text:span>. <text:span text:style-name="T7">n., adv.</text:span> — time, once, since.</text:p>
      <text:p text:style-name="P3"><text:span text:style-name="T8">#99</text:span> <text:span text:style-name="T6">можно</text:span>. <text:span text:style-name="T7">predicate</text:span> — one can.</text:p>
      <text:p text:style-name="P3"><text:span text:style-name="T8">#100</text:span> <text:span text:style-name="T6">после</text:span>. <text:span text:style-name="T7">prep.</text:span> — after, afterwards.</text:p>
      <text:p text:style-name="P3"><text:span text:style-name="T8">#101</text:span> <text:span text:style-name="T6">слово</text:span>. <text:span text:style-name="T7">n.</text:span> — word.</text:p>
      <text:p text:style-name="P3"><text:span text:style-name="T8">#102</text:span> <text:span text:style-name="T6">здесь</text:span>. <text:span text:style-name="T7">adv.</text:span> — here.</text:p>
      <text:p text:style-name="P3"><text:span text:style-name="T8">#103</text:span> <text:span text:style-name="T6">думать</text:span>. <text:span text:style-name="T7">vb.</text:span> — to think; believe.</text:p>
      <text:p text:style-name="P3"><text:span text:style-name="T8">#104</text:span> <text:span text:style-name="T6">место</text:span>. <text:span text:style-name="T7">n.</text:span> — place; seat.</text:p>
      <text:p text:style-name="P3"><text:span text:style-name="T8">#105</text:span> <text:span text:style-name="T6">спросить</text:span>. <text:span text:style-name="T7">vb.</text:span> — to ask.</text:p>
      <text:p text:style-name="P3"><text:span text:style-name="T8">#106</text:span> <text:span text:style-name="T6">через</text:span>. <text:span text:style-name="T7">prep.</text:span> — through, across.</text:p>
      <text:p text:style-name="P3"><text:span text:style-name="T8">#107</text:span> <text:span text:style-name="T6">лицо</text:span>. <text:span text:style-name="T7">n.</text:span> — face; person.</text:p>
      <text:p text:style-name="P3"><text:span text:style-name="T8">#108</text:span> <text:span text:style-name="T6">что</text:span>. <text:span text:style-name="T7">pron.</text:span> — what, which, that.</text:p>
      <text:p text:style-name="P3"><text:span text:style-name="T8">#109</text:span> <text:span text:style-name="T6">тогда</text:span>. <text:span text:style-name="T7">adv.</text:span> — then.</text:p>
      <text:p text:style-name="P3"><text:span text:style-name="T8">#110</text:span> <text:span text:style-name="T6">ведь</text:span>. <text:span text:style-name="T7">conj.</text:span> — you see, you know.</text:p>
      <text:p text:style-name="P3"><text:span text:style-name="T8">#111</text:span> <text:span text:style-name="T6">хороший</text:span>. <text:span text:style-name="T7">adj.</text:span> — good, nice (see #152).</text:p>
      <text:p text:style-name="P3"><text:span text:style-name="T8">#112</text:span> <text:span text:style-name="T6">каждый</text:span>. <text:span text:style-name="T7">pron.</text:span> — each, every.</text:p>
      <text:p text:style-name="P3"><text:span text:style-name="T8">#113</text:span> <text:span text:style-name="T6">надо</text:span>. <text:span text:style-name="T7">prep, vb.</text:span> — over, above, ought to.</text:p>
      <text:p text:style-name="P3"><text:span text:style-name="T8">#114</text:span> <text:span text:style-name="T6">жить</text:span>. <text:span text:style-name="T7">vb.</text:span> — to live.</text:p>
      <text:p text:style-name="P3"><text:span text:style-name="T8">#115</text:span> <text:span text:style-name="T6">должный</text:span>. <text:span text:style-name="T7">adj.</text:span> — due, proper.</text:p>
      <text:p text:style-name="P3"><text:span text:style-name="T8">#116</text:span> <text:span text:style-name="T6">смотреть</text:span>. <text:span text:style-name="T7">vb.</text:span> — to look, watch.</text:p>
      <text:p text:style-name="P3"><text:span text:style-name="T8">#117</text:span> <text:span text:style-name="T6">почему</text:span>. <text:span text:style-name="T7">adv.</text:span> — why.</text:p>
      <text:p text:style-name="P3"><text:span text:style-name="T8">#118</text:span> <text:span text:style-name="T6">потому</text:span>. <text:span text:style-name="T7">adv.</text:span> — that’s why.</text:p>
      <text:p text:style-name="P3"><text:span text:style-name="T8">#119</text:span> <text:span text:style-name="T6">сторона</text:span>. <text:span text:style-name="T7">n.</text:span> — side, party.</text:p>
      <text:p text:style-name="P3"><text:span text:style-name="T8">#120</text:span> <text:span text:style-name="T6">просто</text:span>. <text:span text:style-name="T7">adv.</text:span> — simply.</text:p>
      <text:p text:style-name="P3"><text:span text:style-name="T8">#121</text:span> <text:span text:style-name="T6">нога</text:span>. <text:span text:style-name="T7">n.</text:span> — foot, leg.</text:p>
      <text:p text:style-name="P3"><text:span text:style-name="T8">#122</text:span> <text:span text:style-name="T6">сидеть</text:span>. <text:span text:style-name="T7">vb.</text:span> — to sit.</text:p>
      <text:p text:style-name="P3"><text:span text:style-name="T8">#123</text:span> <text:span text:style-name="T6">понять</text:span>. <text:span text:style-name="T7">vb.</text:span> — to understand; realize.</text:p>
      <text:p text:style-name="P3"><text:span text:style-name="T8">#124</text:span> <text:span text:style-name="T6">иметь</text:span>. <text:span text:style-name="T7">vb.</text:span> — to have, own.</text:p>
      <text:p text:style-name="P3"><text:span text:style-name="T8">#125</text:span> <text:span text:style-name="T6">новый</text:span>. <text:span text:style-name="T7">adj.</text:span> — new; modern.</text:p>
      <text:p text:style-name="P3"><text:span text:style-name="T8">#126</text:span> <text:span text:style-name="T6">сейчас</text:span>. <text:span text:style-name="T7">adv.</text:span> — now, presently, soon.</text:p>
      <text:p text:style-name="P3"><text:span text:style-name="T8">#127</text:span> <text:span text:style-name="T6">вдруг</text:span>. <text:span text:style-name="T7">adv.</text:span> — suddenly.</text:p>
      <text:p text:style-name="P3"><text:span text:style-name="T8">#128</text:span> <text:span text:style-name="T6">над</text:span>. <text:span text:style-name="T7">prep.</text:span> — above, over.</text:p>
      <text:p text:style-name="P3"><text:span text:style-name="T8">#129</text:span> <text:span text:style-name="T6">взять</text:span>. <text:span text:style-name="T7">vb.</text:span> — to take.</text:p>
      <text:p text:style-name="P3"><text:span text:style-name="T8">#130</text:span> <text:span text:style-name="T6">никто</text:span>. <text:span text:style-name="T7">pron.</text:span> — nobody.</text:p>
      <text:p text:style-name="P3"><text:span text:style-name="T8">#131</text:span> <text:span text:style-name="T6">жизнь</text:span>. <text:span text:style-name="T7">n.</text:span> — life.</text:p>
      <text:p text:style-name="P3"><text:span text:style-name="T8">#132</text:span> <text:span text:style-name="T6">дверь</text:span>. <text:span text:style-name="T7">n.</text:span> — door.</text:p>
      <text:p text:style-name="P3"><text:span text:style-name="T8">#133</text:span> <text:span text:style-name="T6">перед</text:span>. <text:span text:style-name="T7">prep.</text:span> — before, in front of.</text:p>
      <text:p text:style-name="P3"><text:span text:style-name="T8">#134</text:span> <text:span text:style-name="T6">нужный</text:span>. <text:span text:style-name="T7">adj.</text:span> — necessary.</text:p>
      <text:p text:style-name="P3"><text:span text:style-name="T8">#135</text:span> <text:span text:style-name="T6">понимать</text:span>. <text:span text:style-name="T7">vb.</text:span> — to understand.</text:p>
      <text:p text:style-name="P3"><text:span text:style-name="T8">#136</text:span> <text:span text:style-name="T6">казаться</text:span>. <text:span text:style-name="T7">vb.</text:span> — to seem, appear; masterrussian, dot com.</text:p>
      <text:p text:style-name="P3"><text:span text:style-name="T8">#137</text:span> <text:span text:style-name="T6">работа</text:span>. <text:span text:style-name="T7">n.</text:span> — work, job.</text:p>
      <text:p text:style-name="P3"><text:span text:style-name="T8">#138</text:span> <text:span text:style-name="T6">три</text:span>. <text:span text:style-name="T7">cardinal number</text:span> — three.</text:p>
      <text:p text:style-name="P3"><text:span text:style-name="T8">#139</text:span> <text:span text:style-name="T6">ваш</text:span>. <text:span text:style-name="T7">pron.</text:span> — yours.</text:p>
      <text:p text:style-name="P3"><text:span text:style-name="T8">#140</text:span> <text:span text:style-name="T6">уж</text:span>. <text:span text:style-name="T7">adv., <text:s/>particle.</text:span> — really, already.</text:p>
      <text:p text:style-name="P3"><text:span text:style-name="T8">#141</text:span> <text:span text:style-name="T6">земля</text:span>. <text:span text:style-name="T7">n.</text:span> — earth, land, soil.</text:p>
      <text:p text:style-name="P3"><text:span text:style-name="T8">#142</text:span> <text:span text:style-name="T6">сделать</text:span>. <text:span text:style-name="T7">vb.</text:span> — to do, make, finish.</text:p>
      <text:p text:style-name="P3"><text:span text:style-name="T8">#143</text:span> <text:span text:style-name="T6">несколько</text:span>. <text:span text:style-name="T7">adv.</text:span> — several, some.</text:p>
      <text:p text:style-name="P3"><text:span text:style-name="T8">#144</text:span> <text:span text:style-name="T6">час</text:span>. <text:span text:style-name="T7">n.</text:span> — hour, time.</text:p>
      <text:p text:style-name="P3"><text:span text:style-name="T8">#145</text:span> <text:span text:style-name="T6">голос</text:span>. <text:span text:style-name="T7">n.</text:span> — voice.</text:p>
      <text:p text:style-name="P3"><text:span text:style-name="T8">#146</text:span> <text:span text:style-name="T6">город</text:span>. <text:span text:style-name="T7">n.</text:span> — town, city.</text:p>
      <text:p text:style-name="P3"><text:span text:style-name="T8">#147</text:span> <text:span text:style-name="T6">конечный</text:span>. <text:span text:style-name="T7">adj.</text:span> — final, last.</text:p>
      <text:p text:style-name="P3"><text:span text:style-name="T8">#148</text:span> <text:span text:style-name="T6">пока</text:span>. <text:span text:style-name="T7">adv.</text:span> — for the present.</text:p>
      <text:p text:style-name="P3"><text:span text:style-name="T8">#149</text:span> <text:span text:style-name="T6">конец</text:span>. <text:span text:style-name="T7">n.</text:span> — end, distance.</text:p>
      <text:p text:style-name="P3"><text:span text:style-name="T8">#150</text:span> <text:span text:style-name="T6">давать</text:span>. <text:span text:style-name="T7">vb.</text:span> — to give; let, allow.</text:p>
      <text:p text:style-name="P3"><text:span text:style-name="T8">#151</text:span> <text:span text:style-name="T6">вода</text:span>. <text:span text:style-name="T7">n.</text:span> — water.</text:p>
      <text:p text:style-name="P3"><text:span text:style-name="T8">#152</text:span> <text:span text:style-name="T6">более</text:span>. <text:span text:style-name="T7">adv.</text:span> — more.</text:p>
      <text:p text:style-name="P3"><text:span text:style-name="T8">#153</text:span> <text:span text:style-name="T6">хотя</text:span>. <text:span text:style-name="T7">conj.</text:span> — although.</text:p>
      <text:p text:style-name="P3"><text:span text:style-name="T8">#154</text:span> <text:span text:style-name="T6">всегда</text:span>. <text:span text:style-name="T7">adv.</text:span> — always.</text:p>
      <text:p text:style-name="P3"><text:span text:style-name="T8">#155</text:span> <text:span text:style-name="T6">второй</text:span>. <text:span text:style-name="T7">ordinal number</text:span> — second.</text:p>
      <text:p text:style-name="P3"><text:span text:style-name="T8">#156</text:span> <text:span text:style-name="T6">куда</text:span>. <text:span text:style-name="T7">adv.</text:span> — where, what for, much.</text:p>
      <text:p text:style-name="P3"><text:span text:style-name="T8">#157</text:span> <text:span text:style-name="T6">пойти</text:span>. <text:span text:style-name="T7">vb.</text:span> — to go.</text:p>
      <text:p text:style-name="P3"><text:span text:style-name="T8">#158</text:span> <text:span text:style-name="T6">стол</text:span>. <text:span text:style-name="T7">n.</text:span> — table, desk; board.</text:p>
      <text:p text:style-name="P3"><text:span text:style-name="T8">#159</text:span> <text:span text:style-name="T6">делать</text:span>. <text:span text:style-name="T7">vb.</text:span> — to do, make.</text:p>
      <text:p text:style-name="P3"><text:span text:style-name="T8">#160</text:span> <text:span text:style-name="T6">увидеть</text:span>. <text:span text:style-name="T7">vb.</text:span> — to see.</text:p>
      <text:p text:style-name="P3"><text:span text:style-name="T8">#161</text:span> <text:span text:style-name="T6">сила</text:span>. <text:span text:style-name="T7">n.</text:span> — strength, force.</text:p>
      <text:p text:style-name="P3"><text:span text:style-name="T8">#162</text:span> <text:span text:style-name="T6">отец</text:span>. <text:span text:style-name="T7">n.</text:span> — father (see #918).</text:p>
      <text:p text:style-name="P3"><text:span text:style-name="T8">#163</text:span> <text:span text:style-name="T6">женщина</text:span>. <text:span text:style-name="T7">n.</text:span> — woman.</text:p>
      <text:p text:style-name="P3"><text:span text:style-name="T8">#164</text:span> <text:span text:style-name="T6">машина</text:span>. <text:span text:style-name="T7">n.</text:span> — car, machine, engine.</text:p>
      <text:p text:style-name="P3"><text:span text:style-name="T8">#165</text:span> <text:span text:style-name="T6">хорошо</text:span>. <text:span text:style-name="T7">adv.</text:span> — well (see #114).</text:p>
      <text:p text:style-name="P3"><text:span text:style-name="T8">#166</text:span> <text:span text:style-name="T6">ночь</text:span>. <text:span text:style-name="T7">n.</text:span> — night.</text:p>
      <text:p text:style-name="P3"><text:span text:style-name="T8">#167</text:span> <text:span text:style-name="T6">сразу</text:span>. <text:span text:style-name="T7">adv.</text:span> — at once, right away, just.</text:p>
      <text:p text:style-name="P3"><text:span text:style-name="T8">#168</text:span> <text:span text:style-name="T6">мир</text:span>. <text:span text:style-name="T7">n.</text:span> — world, peace.</text:p>
      <text:p text:style-name="P3"><text:span text:style-name="T8">#169</text:span> <text:span text:style-name="T6">совсем</text:span>. <text:span text:style-name="T7">adv.</text:span> — quite, entirely, totally.</text:p>
      <text:p text:style-name="P3"><text:span text:style-name="T8">#170</text:span> <text:span text:style-name="T6">остаться</text:span>. <text:span text:style-name="T7">vb.</text:span> — to remain, stay (see #297).</text:p>
      <text:p text:style-name="P3"><text:span text:style-name="T8">#171</text:span> <text:span text:style-name="T6">об</text:span>. <text:span text:style-name="T7">prep.</text:span> — about, of (see #34).</text:p>
      <text:p text:style-name="P3"><text:span text:style-name="T8">#172</text:span> <text:span text:style-name="T6">вид</text:span>. <text:span text:style-name="T7">n.</text:span> — appearance, look, view.</text:p>
      <text:p text:style-name="P3"><text:span text:style-name="T8">#173</text:span> <text:span text:style-name="T6">выйти</text:span>. <text:span text:style-name="T7">vb.</text:span> — to go out, come out, appear.</text:p>
      <text:p text:style-name="P3"><text:span text:style-name="T8">#174</text:span> <text:span text:style-name="T6">дать</text:span>. <text:span text:style-name="T7">vb.</text:span> — to give; masterrussian, dot com.</text:p>
      <text:p text:style-name="P3"><text:span text:style-name="T8">#175</text:span> <text:span text:style-name="T6">работать</text:span>. <text:span text:style-name="T7">vb.</text:span> — to work.</text:p>
      <text:p text:style-name="P3"><text:span text:style-name="T8">#176</text:span> <text:span text:style-name="T6">любить</text:span>. <text:span text:style-name="T7">vb.</text:span> — to love.</text:p>
      <text:p text:style-name="P3"><text:span text:style-name="T8">#177</text:span> <text:span text:style-name="T6">случай</text:span>. <text:span text:style-name="T7">n.</text:span> — case, occasion, incident.</text:p>
      <text:p text:style-name="P3"><text:span text:style-name="T8">#178</text:span> <text:span text:style-name="T6">последний</text:span>. <text:span text:style-name="T7">adj.</text:span> — last, the latest, new.</text:p>
      <text:p text:style-name="P3"><text:span text:style-name="T8">#179</text:span> <text:span text:style-name="T6">ряд</text:span>. <text:span text:style-name="T7">n.</text:span> — row, line.</text:p>
      <text:p text:style-name="P3"><text:span text:style-name="T8">#180</text:span> <text:span text:style-name="T6">оказаться</text:span>. <text:span text:style-name="T7">vb.</text:span> — find oneself, turn out.</text:p>
      <text:p text:style-name="P3"><text:span text:style-name="T8">#181</text:span> <text:span text:style-name="T6">начало</text:span>. <text:span text:style-name="T7">n.</text:span> — beginning, origin, source.</text:p>
      <text:p text:style-name="P3"><text:span text:style-name="T8">#182</text:span> <text:span text:style-name="T6">твой</text:span>. <text:span text:style-name="T7">pron.</text:span> — your, yours (informal).</text:p>
      <text:p text:style-name="P3"><text:span text:style-name="T8">#183</text:span> <text:span text:style-name="T6">вопрос</text:span>. <text:span text:style-name="T7">n.</text:span> — question, matter, problem.</text:p>
      <text:p text:style-name="P3"><text:span text:style-name="T8">#184</text:span> <text:span text:style-name="T6">ответить</text:span>. <text:span text:style-name="T7">vb.</text:span> — to answer, reply (see #404).</text:p>
      <text:p text:style-name="P3"><text:span text:style-name="T8">#185</text:span> <text:span text:style-name="T6">между</text:span>. <text:span text:style-name="T7">prep.</text:span> — between, among.</text:p>
      <text:p text:style-name="P3"><text:span text:style-name="T8">#186</text:span> <text:span text:style-name="T6">почти</text:span>. <text:span text:style-name="T7">adv.</text:span> — almost.</text:p>
      <text:p text:style-name="P3"><text:span text:style-name="T8">#187</text:span> <text:span text:style-name="T6">опять</text:span>. <text:span text:style-name="T7">adv.</text:span> —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 Garamond Medium" svg:font-family="'Cormorant Garamond Medium'" style:font-adornments="Medium" style:font-pitch="variable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Cormorant SC SemiBold" svg:font-family="'Cormorant SC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3in" fo:margin-left="0.3in" fo:margin-right="0.3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7:37:30.688750126</meta:creation-date>
    <dc:date>2020-01-12T22:59:28.201258172</dc:date>
    <meta:editing-duration>PT1H26M12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189" meta:word-count="1078" meta:character-count="6273" meta:non-whitespace-character-count="5196"/>
  </office:meta>
</office:document-meta>
</file>